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Pictures/1000020100000001000123C0AB8CEC82A18B9554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9.816cm" fo:min-width="7.6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16cm" fo:min-width="3.866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16cm" fo:min-width="3.466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66cm" fo:min-width="1.58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84cm" fo:min-width="1.943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ole-draw-aspect="1" style:protect="size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3cm" fo:min-width="1.588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="Rounded_20_short_20_Arrow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000000" draw:marker-start-width="0.252cm" draw:marker-end="Rounded_20_short_20_Arrow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="Rounded_20_short_20_Arrow" draw:marker-end-width="0.252cm" draw:fill="none" draw:textarea-horizontal-align="justify" draw:textarea-vertical-align="middle" draw:auto-grow-height="false" fo:min-height="0.706cm" fo:min-width="2.542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t_20_sans_20_remplissage_20_et_20_sans_20_ligne">
      <style:graphic-properties draw:marker-end="Rounded_20_short_20_Arrow" draw:textarea-horizontal-align="center" draw:textarea-vertical-align="middle" draw:ole-draw-aspect="1" style:protect="size"/>
    </style:style>
    <style:style style:name="gr15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5cm" fo:min-width="1.4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66cm" fo:min-width="1.8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2cm" svg:height="10.1cm" svg:x="6.9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4cm" svg:height="1.5cm" svg:x="1.7cm" svg:y="7cm">
          <text:p text:style-name="P2"><text:span text:style-name="T1">MATERIALS</text:span></text:p>
          <text:p text:style-name="P2"><text:span text:style-name="T1">PARAMETRIZATI</text:span><text:span text:style-name="T1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0.001cm" svg:height="25.939cm" svg:x="12.9cm" svg:y="4.861cm">
          <draw:image xlink:href="Pictures/1000020100000001000123C0AB8CEC82A18B9554.png" xlink:type="simple" xlink:show="embed" xlink:actuate="onLoad" loext:mime-type="image/png">
            <text:p/>
          </draw:image>
        </draw:frame>
        <draw:g xml:id="id7" draw:id="id7">
          <draw:custom-shape draw:style-name="gr4" draw:text-style-name="P3" draw:layer="layout" svg:width="4cm" svg:height="1.5cm" svg:x="1.9cm" svg:y="11.25cm">
            <text:p text:style-name="P2"><text:span text:style-name="T1">P</text:span><text:span text:style-name="T1">F</text:span><text:span text:style-name="T1">L</text:span><text:span text:style-name="T1">O</text:span><text:span text:style-name="T1">T</text:span><text:span text:style-name="T1">R</text:span><text:span text:style-name="T1">A</text:span><text:span text:style-name="T1">N</text:span></text:p>
            <text:p text:style-name="P2"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411cm" svg:height="0.588cm" svg:x="2.689cm" svg:y="11.9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custom-shape draw:style-name="gr4" draw:text-style-name="P3" xml:id="id1" draw:id="id1" draw:layer="layout" svg:width="4cm" svg:height="1.5cm" svg:x="1.9cm" svg:y="15.4cm">
          <text:p text:style-name="P2"><text:span text:style-name="T1">OBJECTIVE</text:span></text:p>
          <text:p text:style-name="P2"><text:span text:style-name="T1">FUNCTION</text:span></text:p>
          <draw:enhanced-geometry svg:viewBox="0 0 21600 21600" draw:type="rectangle" draw:enhanced-path="M 0 0 L 21600 0 21600 21600 0 21600 0 0 Z N"/>
        </draw:custom-shape>
        <draw:g xml:id="id4" draw:id="id4">
          <draw:custom-shape draw:style-name="gr6" draw:text-style-name="P7" draw:layer="layout" svg:width="3cm" svg:height="1.2cm" svg:x="2.4cm" svg:y="4.35cm">
            <text:p text:style-name="P6"><text:span text:style-name="T1">Design</text:span></text:p>
            <text:p text:style-name="P6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5" draw:layer="layout" svg:width="0.589cm" svg:height="0.528cm" svg:x="3.611cm" svg:y="4.9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 xml:id="id6" draw:id="id6">
          <draw:custom-shape draw:style-name="gr6" draw:text-style-name="P7" draw:layer="layout" svg:width="3cm" svg:height="1.2cm" svg:x="2.4cm" svg:y="9.3cm">
            <text:p text:style-name="P6"><text:span text:style-name="T1">Inputs</text:span></text:p>
            <text:p text:style-name="P6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5" draw:layer="layout" svg:width="0.657cm" svg:height="0.588cm" svg:x="3.611cm" svg:y="9.9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 xml:id="id8" draw:id="id8">
          <draw:custom-shape draw:style-name="gr6" draw:text-style-name="P7" draw:layer="layout" svg:width="3cm" svg:height="1.2cm" svg:x="2.4cm" svg:y="13.5cm">
            <text:p text:style-name="P6"><text:span text:style-name="T1">Outputs</text:span></text:p>
            <text:p text:style-name="P6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5" draw:layer="layout" svg:width="1.275cm" svg:height="0.588cm" svg:x="3.3cm" svg:y="14.1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 xml:id="id2" draw:id="id2">
          <draw:custom-shape draw:style-name="gr6" draw:text-style-name="P7" draw:layer="layout" svg:width="3cm" svg:height="1.2cm" svg:x="9.4cm" svg:y="17.9cm">
            <text:p text:style-name="P6"><text:span text:style-name="T1">Cost</text:span></text:p>
            <text:p text:style-name="P6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5" draw:layer="layout" svg:width="0.538cm" svg:height="0.528cm" svg:x="10.611cm" svg:y="18.5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 xml:id="id11" draw:id="id11">
          <draw:custom-shape draw:style-name="gr7" draw:text-style-name="P7" draw:layer="layout" svg:width="3.501cm" svg:height="2.5cm" svg:x="7.499cm" svg:y="14.1cm">
            <text:p text:style-name="P6"><text:span text:style-name="T1">Partial cost</text:span></text:p>
            <text:p text:style-name="P6"><text:span text:style-name="T1">derivative</text:span></text:p>
            <text:p text:style-name="P6"><text:span text:style-name="T1"/></text:p>
            <text:p text:style-name="P6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1.702cm" svg:height="0.588cm" svg:x="8.4cm" svg:y="15.3cm">
            <draw:object xlink:href="./Object 6" xlink:type="simple" xlink:show="embed" xlink:actuate="onLoad">
              <loext:p text:style-name="P5"/>
              <loext:p text:style-name="P5"/>
            </draw:object>
            <draw:image xlink:href="./ObjectReplacements/Object 6" xlink:type="simple" xlink:show="embed" xlink:actuate="onLoad"/>
          </draw:frame>
          <draw:frame draw:style-name="gr8" draw:text-style-name="P2" draw:layer="layout" svg:width="1.74cm" svg:height="0.588cm" svg:x="8.4cm" svg:y="15.812cm">
            <draw:object xlink:href="./Object 7" xlink:type="simple" xlink:show="embed" xlink:actuate="onLoad">
              <loext:p text:style-name="P5"/>
              <loext:p text:style-name="P5"/>
            </draw:object>
            <draw:image xlink:href="./ObjectReplacements/Object 7" xlink:type="simple" xlink:show="embed" xlink:actuate="onLoad"/>
          </draw:frame>
        </draw:g>
        <draw:g xml:id="id13" draw:id="id13">
          <draw:custom-shape draw:style-name="gr6" draw:text-style-name="P7" draw:layer="layout" svg:width="3cm" svg:height="1.2cm" svg:x="7.749cm" svg:y="12.1cm">
            <text:p text:style-name="P6"><text:span text:style-name="T1">Jacobian</text:span></text:p>
            <text:p text:style-name="P6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1.791cm" svg:height="0.588cm" svg:x="8.448cm" svg:y="12.7cm">
            <draw:object xlink:href="./Object 8" xlink:type="simple" xlink:show="embed" xlink:actuate="onLoad">
              <loext:p text:style-name="P5"/>
              <loext:p text:style-name="P5"/>
            </draw:object>
            <draw:image xlink:href="./ObjectReplacements/Object 8" xlink:type="simple" xlink:show="embed" xlink:actuate="onLoad"/>
          </draw:frame>
        </draw:g>
        <draw:g xml:id="id12" draw:id="id12">
          <draw:custom-shape draw:style-name="gr6" draw:text-style-name="P7" draw:layer="layout" svg:width="3cm" svg:height="1.2cm" svg:x="7.749cm" svg:y="10.5cm">
            <text:p text:style-name="P6"><text:span text:style-name="T1">Sensitivity</text:span></text:p>
            <text:p text:style-name="P6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1.609cm" svg:height="0.588cm" svg:x="8.448cm" svg:y="11.1cm">
            <draw:object xlink:href="./Object 9" xlink:type="simple" xlink:show="embed" xlink:actuate="onLoad">
              <loext:p text:style-name="P5"/>
              <loext:p text:style-name="P5"/>
            </draw:object>
            <draw:image xlink:href="./ObjectReplacements/Object 9" xlink:type="simple" xlink:show="embed" xlink:actuate="onLoad"/>
          </draw:frame>
        </draw:g>
        <draw:g xml:id="id9" draw:id="id9">
          <draw:custom-shape draw:style-name="gr6" draw:text-style-name="P7" draw:layer="layout" svg:width="3cm" svg:height="1.2cm" svg:x="7.749cm" svg:y="7.15cm">
            <text:p text:style-name="P6"><text:span text:style-name="T1">Derivatives</text:span></text:p>
            <text:p text:style-name="P6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1.791cm" svg:height="0.588cm" svg:x="8.448cm" svg:y="7.75cm">
            <draw:object xlink:href="./Object 10" xlink:type="simple" xlink:show="embed" xlink:actuate="onLoad">
              <loext:p text:style-name="P5"/>
              <loext:p text:style-name="P5"/>
            </draw:object>
            <draw:image xlink:href="./ObjectReplacements/Object 10" xlink:type="simple" xlink:show="embed" xlink:actuate="onLoad"/>
          </draw:frame>
        </draw:g>
        <draw:g xml:id="id17" draw:id="id17">
          <draw:custom-shape draw:style-name="gr6" draw:text-style-name="P7" draw:layer="layout" svg:width="3cm" svg:height="1.2cm" svg:x="2.4cm" svg:y="1.3cm">
            <text:p text:style-name="P6"><text:span text:style-name="T1">Initial design</text:span></text:p>
            <text:p text:style-name="P6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5" draw:layer="layout" svg:width="0.602cm" svg:height="0.528cm" svg:x="3.611cm" svg:y="1.9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 xml:id="id10" draw:id="id10">
          <draw:custom-shape draw:style-name="gr9" draw:text-style-name="P7" draw:layer="layout" svg:width="3cm" svg:height="2cm" svg:x="11.7cm" svg:y="10.9cm">
            <text:p text:style-name="P6"><text:span text:style-name="T1">Total cost </text:span></text:p>
            <text:p text:style-name="P6"><text:span text:style-name="T1">derivative</text:span></text:p>
            <text:p text:style-name="P6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2" draw:layer="layout" svg:width="1.688cm" svg:height="0.528cm" svg:x="12.356cm" svg:y="12.2cm">
            <draw:object xlink:href="./Object 12" xlink:type="simple" xlink:show="embed" xlink:actuate="onLoad">
              <loext:p text:style-name="P5"/>
              <loext:p text:style-name="P5"/>
            </draw:object>
            <draw:image xlink:href="./ObjectReplacements/Object 12" xlink:type="simple" xlink:show="embed" xlink:actuate="onLoad"/>
          </draw:frame>
        </draw:g>
        <draw:connector draw:style-name="gr10" draw:text-style-name="P5" draw:layer="layout" svg:x1="3.9cm" svg:y1="16.9cm" svg:x2="9.4cm" svg:y2="18.5cm" draw:start-shape="id1" draw:start-glue-point="2" draw:end-shape="id2" draw:end-glue-point="3" svg:d="M3900 16900v1600h5500" svg:viewBox="0 0 5501 1601">
          <text:p/>
        </draw:connector>
        <draw:g xml:id="id3" draw:id="id3">
          <draw:custom-shape draw:style-name="gr4" draw:text-style-name="P3" draw:layer="layout" svg:width="4cm" svg:height="1.5cm" svg:x="16cm" svg:y="11.15cm">
            <text:p text:style-name="P2"><text:span text:style-name="T1">OPTIMIZER</text:span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.714cm" svg:height="0.513cm" svg:x="16.905cm" svg:y="12.0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connector draw:style-name="gr10" draw:text-style-name="P5" draw:layer="layout" svg:x1="12.4cm" svg:y1="18.5cm" svg:x2="18cm" svg:y2="12.65cm" draw:start-shape="id2" draw:start-glue-point="1" draw:end-shape="id3" draw:end-glue-point="2" svg:d="M12400 18500h5600v-5850" svg:viewBox="0 0 5601 5851">
          <text:p/>
        </draw:connector>
        <draw:connector draw:style-name="gr11" draw:text-style-name="P5" draw:layer="layout" svg:x1="3.9cm" svg:y1="5.55cm" svg:x2="3.9cm" svg:y2="7cm" draw:start-shape="id4" draw:start-glue-point="2" draw:end-shape="id5" draw:end-glue-point="0" svg:d="M3900 5550v1450" svg:viewBox="0 0 1 1451">
          <text:p/>
        </draw:connector>
        <draw:connector draw:style-name="gr10" draw:text-style-name="P5" draw:layer="layout" svg:x1="3.9cm" svg:y1="10.5cm" svg:x2="3.9cm" svg:y2="11.25cm" draw:start-shape="id6" draw:start-glue-point="2" draw:end-shape="id7" draw:end-glue-point="0" svg:d="M3900 10500v750" svg:viewBox="0 0 1 751">
          <text:p/>
        </draw:connector>
        <draw:connector draw:style-name="gr10" draw:text-style-name="P5" draw:layer="layout" svg:x1="3.9cm" svg:y1="12.75cm" svg:x2="3.9cm" svg:y2="13.5cm" draw:start-shape="id7" draw:start-glue-point="2" draw:end-shape="id8" draw:end-glue-point="0" svg:d="M3900 12750v750" svg:viewBox="0 0 1 751">
          <text:p/>
        </draw:connector>
        <draw:connector draw:style-name="gr10" draw:text-style-name="P5" draw:layer="layout" svg:x1="3.9cm" svg:y1="14.7cm" svg:x2="3.9cm" svg:y2="15.4cm" draw:start-shape="id8" draw:start-glue-point="2" draw:end-shape="id1" draw:end-glue-point="0" svg:d="M3900 14700v700" svg:viewBox="0 0 1 701">
          <text:p/>
        </draw:connector>
        <draw:connector draw:style-name="gr10" draw:text-style-name="P5" draw:layer="layout" svg:x1="3.9cm" svg:y1="8.5cm" svg:x2="3.9cm" svg:y2="9.3cm" draw:start-shape="id5" draw:start-glue-point="2" draw:end-shape="id6" draw:end-glue-point="0" svg:d="M3900 8500v800" svg:viewBox="0 0 1 801">
          <text:p/>
        </draw:connector>
        <draw:connector draw:style-name="gr10" draw:text-style-name="P5" draw:layer="layout" svg:x1="6.1cm" svg:y1="7.75cm" svg:x2="7.749cm" svg:y2="7.75cm" draw:start-shape="id5" draw:start-glue-point="1" draw:end-shape="id9" draw:end-glue-point="3" svg:d="M6100 7750h1649" svg:viewBox="0 0 1650 1">
          <text:p/>
        </draw:connector>
        <draw:connector draw:style-name="gr10" draw:text-style-name="P5" draw:layer="layout" svg:x1="10.749cm" svg:y1="7.75cm" svg:x2="13.2cm" svg:y2="10.9cm" draw:start-shape="id9" draw:start-glue-point="1" draw:end-shape="id10" draw:end-glue-point="0" svg:d="M10749 7750h2451v3150" svg:viewBox="0 0 2452 3151">
          <text:p/>
        </draw:connector>
        <draw:connector draw:style-name="gr10" draw:text-style-name="P5" draw:layer="layout" svg:x1="11cm" svg:y1="15.35cm" svg:x2="13.2cm" svg:y2="12.9cm" draw:start-shape="id11" draw:start-glue-point="1" draw:end-shape="id10" draw:end-glue-point="2" svg:d="M11000 15350h2200v-2450" svg:viewBox="0 0 2201 2451">
          <text:p/>
        </draw:connector>
        <draw:connector draw:style-name="gr12" draw:text-style-name="P8" draw:layer="layout" draw:type="line" svg:x1="10.749cm" svg:y1="11.1cm" svg:x2="11.7cm" svg:y2="11.9cm" draw:start-shape="id12" draw:start-glue-point="1" draw:end-shape="id10" draw:end-glue-point="3" svg:d="M10749 11100l951 800" svg:viewBox="0 0 952 801">
          <text:p/>
        </draw:connector>
        <draw:connector draw:style-name="gr12" draw:text-style-name="P8" draw:layer="layout" draw:type="line" svg:x1="10.749cm" svg:y1="12.7cm" svg:x2="11.7cm" svg:y2="11.9cm" draw:start-shape="id13" draw:start-glue-point="1" draw:end-shape="id10" draw:end-glue-point="3" svg:d="M10749 12700l951-800" svg:viewBox="0 0 952 801">
          <text:p/>
        </draw:connector>
        <draw:connector draw:style-name="gr12" draw:text-style-name="P8" draw:layer="layout" draw:type="line" svg:x1="5.9cm" svg:y1="12cm" svg:x2="7.749cm" svg:y2="11.1cm" draw:start-shape="id7" draw:start-glue-point="1" draw:end-shape="id12" draw:end-glue-point="3" svg:d="M5900 12000l1849-900" svg:viewBox="0 0 1850 901">
          <text:p/>
        </draw:connector>
        <draw:connector draw:style-name="gr12" draw:text-style-name="P8" draw:layer="layout" draw:type="line" svg:x1="5.9cm" svg:y1="12cm" svg:x2="7.749cm" svg:y2="12.7cm" draw:start-shape="id7" draw:start-glue-point="1" draw:end-shape="id13" draw:end-glue-point="3" svg:d="M5900 12000l1849 700" svg:viewBox="0 0 1850 701">
          <text:p/>
        </draw:connector>
        <draw:connector draw:style-name="gr12" draw:text-style-name="P8" draw:layer="layout" draw:type="line" svg:x1="5.9cm" svg:y1="16.15cm" svg:x2="7.499cm" svg:y2="15.35cm" draw:start-shape="id1" draw:start-glue-point="1" draw:end-shape="id11" draw:end-glue-point="3" svg:d="M5900 16150l1599-800" svg:viewBox="0 0 1600 801">
          <text:p/>
        </draw:connector>
        <draw:connector draw:style-name="gr12" draw:text-style-name="P8" draw:layer="layout" draw:type="line" svg:x1="14.7cm" svg:y1="11.9cm" svg:x2="16cm" svg:y2="11.9cm" draw:start-shape="id10" draw:start-glue-point="1" draw:end-shape="id3" draw:end-glue-point="3" svg:d="M14700 11900h1300" svg:viewBox="0 0 1301 1">
          <text:p/>
        </draw:connector>
        <draw:connector draw:style-name="gr12" draw:text-style-name="P8" draw:layer="layout" draw:type="line" svg:x1="18cm" svg:y1="11.15cm" svg:x2="18cm" svg:y2="5.95cm" draw:start-shape="id3" draw:start-glue-point="0" draw:end-shape="id14" draw:end-glue-point="6" svg:d="M18000 11150v-5200" svg:viewBox="0 0 1 5201">
          <text:p/>
        </draw:connector>
        <draw:g xml:id="id15" draw:id="id15">
          <draw:custom-shape draw:style-name="gr13" draw:text-style-name="P7" draw:layer="layout" svg:width="4.35cm" svg:height="1.4cm" svg:x="15.8cm" svg:y="1.1cm">
            <text:p text:style-name="P6"><text:span text:style-name="T1">Optimized design</text:span></text:p>
            <text:p text:style-name="P6"><text:span text:style-name="T1"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4" draw:text-style-name="P5" draw:layer="layout" svg:width="0.898cm" svg:height="0.528cm" svg:x="17.526cm" svg:y="1.8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connector draw:style-name="gr15" draw:text-style-name="P8" draw:layer="layout" draw:type="line" svg:x1="18cm" svg:y1="3.95cm" svg:x2="17.975cm" svg:y2="2.5cm" draw:start-shape="id14" draw:start-glue-point="4" draw:end-shape="id15" draw:end-glue-point="2" svg:d="M18000 3950l-25-1450" svg:viewBox="0 0 26 1451">
          <text:p text:style-name="P5"><text:span text:style-name="T2"/></text:p>
          <text:p text:style-name="P5"><text:span text:style-name="T2"><text:s text:c="8"/></text:span><text:span text:style-name="T2">Yes</text:span></text:p>
        </draw:connector>
        <draw:custom-shape draw:style-name="gr16" draw:text-style-name="P4" xml:id="id14" draw:id="id14" draw:layer="layout" svg:width="3.8cm" svg:height="2cm" svg:x="16.1cm" svg:y="3.95cm">
          <text:p text:style-name="P5"><text:span text:style-name="T1">Converg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6" draw:id="id16">
          <draw:custom-shape draw:style-name="gr17" draw:text-style-name="P7" draw:layer="layout" svg:width="3.3cm" svg:height="1.2cm" svg:x="11.3cm" svg:y="4.35cm">
            <text:p text:style-name="P6"><text:span text:style-name="T1">New design</text:span></text:p>
            <text:p text:style-name="P6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5" draw:layer="layout" svg:width="0.979cm" svg:height="0.528cm" svg:x="12.632cm" svg:y="4.95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draw:connector draw:style-name="gr12" draw:text-style-name="P8" draw:layer="layout" draw:type="line" svg:x1="11.3cm" svg:y1="4.95cm" svg:x2="5.4cm" svg:y2="4.95cm" draw:start-shape="id16" draw:start-glue-point="3" draw:end-shape="id4" draw:end-glue-point="1" svg:d="M11300 4950h-5900" svg:viewBox="0 0 5901 1">
          <text:p/>
        </draw:connector>
        <draw:connector draw:style-name="gr15" draw:text-style-name="P9" draw:layer="layout" draw:type="line" svg:x1="16.1cm" svg:y1="4.95cm" svg:x2="14.6cm" svg:y2="4.95cm" draw:start-shape="id14" draw:start-glue-point="5" draw:end-shape="id16" draw:end-glue-point="1" svg:d="M16100 4950h-1500" svg:viewBox="0 0 1501 1">
          <text:p text:style-name="P5"><text:span text:style-name="T2"/></text:p>
          <text:p text:style-name="P5"><text:span text:style-name="T2"/></text:p>
          <text:p text:style-name="P5"><text:span text:style-name="T2"><text:s text:c="5"/></text:span><text:span text:style-name="T2">No</text:span></text:p>
        </draw:connector>
        <draw:connector draw:style-name="gr12" draw:text-style-name="P8" draw:layer="layout" draw:type="line" svg:x1="3.9cm" svg:y1="2.5cm" svg:x2="3.9cm" svg:y2="4.35cm" draw:start-shape="id17" draw:start-glue-point="2" draw:end-shape="id4" draw:end-glue-point="0" svg:d="M3900 2500v1850" svg:viewBox="0 0 1 1851">
          <text:p/>
        </draw:connector>
        <draw:g xml:id="id18" draw:id="id18">
          <draw:custom-shape draw:style-name="gr4" draw:text-style-name="P3" draw:layer="layout" svg:width="4cm" svg:height="1.5cm" svg:x="16cm" svg:y="19.8cm">
            <text:p text:style-name="P2"><text:span text:style-name="T1">CONSTRAI</text:span><text:span text:style-name="T1">NS</text:span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1.698cm" svg:height="0.559cm" svg:x="17.151cm" svg:y="20.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connector draw:style-name="gr18" draw:text-style-name="P5" draw:layer="layout" svg:x1="18cm" svg:y1="19.8cm" svg:x2="18cm" svg:y2="12.65cm" draw:start-shape="id18" draw:start-glue-point="0" draw:end-shape="id3" draw:end-glue-point="2" svg:d="M18000 19800v-7150" svg:viewBox="0 0 1 71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2.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9:09:34.972825888</meta:creation-date>
    <dc:date>2020-11-26T22:32:16.366261492</dc:date>
    <meta:editing-duration>PT2H36M31S</meta:editing-duration>
    <meta:editing-cycles>17</meta:editing-cycles>
    <meta:generator>LibreOffice/6.4.6.2$Linux_X86_64 LibreOffice_project/40$Build-2</meta:generator>
    <meta:document-statistic meta:object-count="7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sup>
                <mi>X</mi>
                <mi>i</mi>
                <mi>j</mi>
              </msubsup>
              <mi>,</mi>
              <msubsup>
                <mi>Y</mi>
                <mi>i</mi>
                <mi>j</mi>
              </msubsup>
            </mrow>
          </mrow>
          <mo fence="true" stretchy="false">)</mo>
        </mrow>
        <mo stretchy="false">=</mo>
        <mn>0</mn>
      </mrow>
    </mrow>
    <annotation encoding="StarMath 5.0">f( X_i^j, Y_i^j ) = 0</annotation>
  </semantics>
</math>
</file>

<file path=Object 10/content.xml><?xml version="1.0" encoding="utf-8"?>
<math xmlns="http://www.w3.org/1998/Math/MathML" display="block">
  <semantics>
    <mrow>
      <mrow>
        <mo stretchy="false">∂</mo>
        <msubsup>
          <mi>X</mi>
          <mi>i</mi>
          <mi>j</mi>
        </msubsup>
      </mrow>
      <mo stretchy="false">/</mo>
      <mrow>
        <mo stretchy="false">∂</mo>
        <msup>
          <mi>p</mi>
          <mi>j</mi>
        </msup>
      </mrow>
    </mrow>
    <annotation encoding="StarMath 5.0">{{partial X_i^j} / {partial p^j}}</annotation>
  </semantics>
</math>
</file>

<file path=Object 11/content.xml><?xml version="1.0" encoding="utf-8"?>
<math xmlns="http://www.w3.org/1998/Math/MathML" display="block">
  <semantics>
    <msup>
      <mi>p</mi>
      <mn>0</mn>
    </msup>
    <annotation encoding="StarMath 5.0">p^0</annotation>
  </semantics>
</math>
</file>

<file path=Object 12/content.xml><?xml version="1.0" encoding="utf-8"?>
<math xmlns="http://www.w3.org/1998/Math/MathML" display="block">
  <semantics>
    <mrow>
      <mrow>
        <mi>d</mi>
        <msup>
          <mi>c</mi>
          <mi>j</mi>
        </msup>
      </mrow>
      <mo stretchy="false">/</mo>
      <mrow>
        <mi>d</mi>
        <msup>
          <mi>p</mi>
          <mi>j</mi>
        </msup>
      </mrow>
    </mrow>
    <annotation encoding="StarMath 5.0">{d c^j} / {d p^j}</annotation>
  </semantics>
</math>
</file>

<file path=Object 13/content.xml><?xml version="1.0" encoding="utf-8"?>
<math xmlns="http://www.w3.org/1998/Math/MathML" display="block">
  <semantics>
    <mrow>
      <mi mathvariant="italic">minimize</mi>
      <mspace width="0.5em"/>
      <mi>c</mi>
      <mrow>
        <mo fence="true" stretchy="false">(</mo>
        <mrow>
          <mi>p</mi>
        </mrow>
        <mo fence="true" stretchy="false">)</mo>
      </mrow>
    </mrow>
    <annotation encoding="StarMath 5.0">minimize` c( p )</annotation>
  </semantics>
</math>
</file>

<file path=Object 14/content.xml><?xml version="1.0" encoding="utf-8"?>
<math xmlns="http://www.w3.org/1998/Math/MathML" display="block">
  <semantics>
    <msup>
      <mi>p</mi>
      <mi mathvariant="italic">opt</mi>
    </msup>
    <annotation encoding="StarMath 5.0">p^{ opt }</annotation>
  </semantics>
</math>
</file>

<file path=Object 15/content.xml><?xml version="1.0" encoding="utf-8"?>
<math xmlns="http://www.w3.org/1998/Math/MathML" display="block">
  <semantics>
    <msup>
      <mi>p</mi>
      <mrow>
        <mi>j</mi>
        <mo stretchy="false">+</mo>
        <mn>1</mn>
      </mrow>
    </msup>
    <annotation encoding="StarMath 5.0">p^{ j+1 }</annotation>
  </semantics>
</math>
</file>

<file path=Object 16/content.xml><?xml version="1.0" encoding="utf-8"?>
<math xmlns="http://www.w3.org/1998/Math/MathML" display="block">
  <semantics>
    <mrow>
      <mi>g</mi>
      <mrow>
        <mrow>
          <mo fence="true" stretchy="false">(</mo>
          <mrow>
            <msup>
              <mi>p</mi>
              <mi>j</mi>
            </msup>
          </mrow>
          <mo fence="true" stretchy="false">)</mo>
        </mrow>
        <mo stretchy="false">&lt;</mo>
        <mn>0</mn>
      </mrow>
    </mrow>
    <annotation encoding="StarMath 5.0">g( p^j ) &lt; 0</annotation>
  </semantics>
</math>
</file>

<file path=Object 2/content.xml><?xml version="1.0" encoding="utf-8"?>
<math xmlns="http://www.w3.org/1998/Math/MathML" display="block">
  <semantics>
    <msup>
      <mi>p</mi>
      <mi>j</mi>
    </msup>
    <annotation encoding="StarMath 5.0">p^j</annotation>
  </semantics>
</math>
</file>

<file path=Object 3/content.xml><?xml version="1.0" encoding="utf-8"?>
<math xmlns="http://www.w3.org/1998/Math/MathML" display="block">
  <semantics>
    <msubsup>
      <mi>X</mi>
      <mi>i</mi>
      <mi>j</mi>
    </msubsup>
    <annotation encoding="StarMath 5.0">X_i^j</annotation>
  </semantics>
</math>
</file>

<file path=Object 4/content.xml><?xml version="1.0" encoding="utf-8"?>
<math xmlns="http://www.w3.org/1998/Math/MathML" display="block">
  <semantics>
    <mrow>
      <msubsup>
        <mi>X</mi>
        <mi>i</mi>
        <mi>j</mi>
      </msubsup>
      <mi>,</mi>
      <msubsup>
        <mi>Y</mi>
        <mi>i</mi>
        <mi>j</mi>
      </msubsup>
    </mrow>
    <annotation encoding="StarMath 5.0">X_i^j , Y_i^j</annotation>
  </semantics>
</math>
</file>

<file path=Object 5/content.xml><?xml version="1.0" encoding="utf-8"?>
<math xmlns="http://www.w3.org/1998/Math/MathML" display="block">
  <semantics>
    <msup>
      <mi>c</mi>
      <mi>j</mi>
    </msup>
    <annotation encoding="StarMath 5.0">c^j</annotation>
  </semantics>
</math>
</file>

<file path=Object 6/content.xml><?xml version="1.0" encoding="utf-8"?>
<math xmlns="http://www.w3.org/1998/Math/MathML" display="block">
  <semantics>
    <mrow>
      <mrow>
        <mo stretchy="false">∂</mo>
        <msup>
          <mi>c</mi>
          <mi>j</mi>
        </msup>
      </mrow>
      <mo stretchy="false">/</mo>
      <mrow>
        <mo stretchy="false">∂</mo>
        <msubsup>
          <mi>Y</mi>
          <mi>i</mi>
          <mi>j</mi>
        </msubsup>
      </mrow>
    </mrow>
    <annotation encoding="StarMath 5.0">{{partial c^j} / {partial Y_i^j}}</annotation>
  </semantics>
</math>
</file>

<file path=Object 7/content.xml><?xml version="1.0" encoding="utf-8"?>
<math xmlns="http://www.w3.org/1998/Math/MathML" display="block">
  <semantics>
    <mrow>
      <mrow>
        <mo stretchy="false">∂</mo>
        <msup>
          <mi>c</mi>
          <mi>j</mi>
        </msup>
      </mrow>
      <mo stretchy="false">/</mo>
      <mrow>
        <mo stretchy="false">∂</mo>
        <msubsup>
          <mi>X</mi>
          <mi>i</mi>
          <mi>j</mi>
        </msubsup>
      </mrow>
    </mrow>
    <annotation encoding="StarMath 5.0">{{partial c^j} / {partial X_i^j}}</annotation>
  </semantics>
</math>
</file>

<file path=Object 8/content.xml><?xml version="1.0" encoding="utf-8"?>
<math xmlns="http://www.w3.org/1998/Math/MathML" display="block">
  <semantics>
    <mrow>
      <mrow>
        <mo stretchy="false">∂</mo>
        <msubsup>
          <mi>X</mi>
          <mi>i</mi>
          <mi>j</mi>
        </msubsup>
      </mrow>
      <mo stretchy="false">/</mo>
      <mrow>
        <mo stretchy="false">∂</mo>
        <msup>
          <mi>p</mi>
          <mi>j</mi>
        </msup>
      </mrow>
    </mrow>
    <annotation encoding="StarMath 5.0">{{partial X_i^j} / {partial p^j}}</annotation>
  </semantics>
</math>
</file>

<file path=Object 9/content.xml><?xml version="1.0" encoding="utf-8"?>
<math xmlns="http://www.w3.org/1998/Math/MathML" display="block">
  <semantics>
    <mrow>
      <mrow>
        <mo stretchy="false">∂</mo>
        <mi>f</mi>
      </mrow>
      <mo stretchy="false">/</mo>
      <mrow>
        <mo stretchy="false">∂</mo>
        <msubsup>
          <mi>X</mi>
          <mi>i</mi>
          <mi>j</mi>
        </msubsup>
      </mrow>
    </mrow>
    <annotation encoding="StarMath 5.0">{{partial f} / {partial X_i^j}}</annotation>
  </semantics>
</math>
</file>